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SD16" svg:font-family="CSD16" style:font-family-generic="roman" style:font-pitch="variable"/>
    <style:font-face style:name="Liberation Serif" svg:font-family="'Liberation Serif'" style:font-family-generic="roman" style:font-pitch="variable"/>
    <style:font-face style:name="Monospaced.plain" svg:font-family="Monospaced.plai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e5bd6" officeooo:paragraph-rsid="000e5bd6"/>
    </style:style>
    <style:style style:name="P2" style:family="paragraph" style:parent-style-name="Standard">
      <style:paragraph-properties fo:break-before="page"/>
      <style:text-properties officeooo:rsid="000e5bd6" officeooo:paragraph-rsid="000e5bd6"/>
    </style:style>
    <style:style style:name="T1" style:family="text">
      <style:text-properties fo:color="#941edf" style:font-name="Monospaced.plain" fo:font-size="12pt" style:font-size-asian="12pt"/>
    </style:style>
    <style:style style:name="T2" style:family="text">
      <style:text-properties fo:color="#000000" style:font-name="Monospaced.plain" fo:font-size="12pt" style:font-size-asian="12pt"/>
    </style:style>
    <style:style style:name="T3" style:family="text">
      <style:text-properties fo:color="#fa6400" style:font-name="Monospaced.plain" fo:font-size="12pt" style:font-size-asian="12pt"/>
    </style:style>
    <style:style style:name="T4" style:family="text">
      <style:text-properties fo:color="#00cb00" style:font-name="Monospaced.plain" fo:font-size="12pt" style:font-size-asian="12pt"/>
    </style:style>
    <style:style style:name="T5" style:family="text">
      <style:text-properties fo:color="#0000ff" style:font-name="CSD16" fo:font-size="12pt"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mport</text:span><text:span text:style-name="T2"> java.io.*;</text:span><text:line-break/><text:span text:style-name="T1">import</text:span><text:span text:style-name="T2"> java.util.*;</text:span><text:line-break/><text:line-break/><text:span text:style-name="T1">public</text:span><text:span text:style-name="T2"> </text:span><text:span text:style-name="T1">class</text:span><text:span text:style-name="T2"> Project1</text:span><text:line-break/><text:span text:style-name="T2">{</text:span><text:line-break/><text:span text:style-name="T2"> <text:s text:c="2"/></text:span><text:span text:style-name="T1">public</text:span><text:span text:style-name="T2"> </text:span><text:span text:style-name="T1">static</text:span><text:span text:style-name="T2"> </text:span><text:span text:style-name="T1">void</text:span><text:span text:style-name="T2"> main(String[] args) </text:span><text:span text:style-name="T1">throws</text:span><text:span text:style-name="T2"> Exception</text:span><text:line-break/><text:span text:style-name="T2"> <text:s text:c="2"/>{</text:span><text:line-break/><text:span text:style-name="T2"> <text:s text:c="5"/></text:span><text:span text:style-name="T3">//This is where we read the csv file from</text:span><text:line-break/><text:span text:style-name="T2"> <text:s text:c="5"/></text:span><text:span text:style-name="T3">//Always keep this path updated, otherwise the entire program is worthless</text:span><text:line-break/><text:span text:style-name="T2"> <text:s text:c="5"/>String csvFile = </text:span><text:span text:style-name="T4">"/home/reksio/Documents/Class/StudentData.csv"</text:span><text:span text:style-name="T2">;</text:span><text:line-break/><text:span text:style-name="T2"> <text:s text:c="5"/>String line = </text:span><text:span text:style-name="T1">null</text:span><text:span text:style-name="T2">;</text:span><text:line-break/><text:span text:style-name="T2"> <text:s text:c="5"/>BufferedReader br = </text:span><text:span text:style-name="T1">new</text:span><text:span text:style-name="T2"> BufferedReader(</text:span><text:span text:style-name="T1">new</text:span><text:span text:style-name="T2"> FileReader(csvFile));</text:span><text:line-break/><text:span text:style-name="T2"> <text:s text:c="5"/></text:span><text:line-break/><text:span text:style-name="T2"> <text:s text:c="5"/></text:span><text:span text:style-name="T3">//Making an array for both ID numbers and unique courses to count them and show the results later</text:span><text:line-break/><text:span text:style-name="T2"> <text:s text:c="5"/>ArrayList&lt;String&gt; id = </text:span><text:span text:style-name="T1">new</text:span><text:span text:style-name="T2"> ArrayList&lt;String&gt;();</text:span><text:line-break/><text:span text:style-name="T2"> <text:s text:c="5"/>ArrayList&lt;String&gt; courses = </text:span><text:span text:style-name="T1">new</text:span><text:span text:style-name="T2"> ArrayList&lt;String&gt;();</text:span><text:line-break/><text:span text:style-name="T2"> <text:s text:c="5"/></text:span><text:line-break/><text:span text:style-name="T2"> <text:s text:c="5"/></text:span><text:span text:style-name="T3">//Variables needed for counting the unique students and unique courses</text:span><text:line-break/><text:span text:style-name="T2"> <text:s text:c="5"/></text:span><text:span text:style-name="T1">int</text:span><text:span text:style-name="T2"> studentCount = 0;</text:span><text:line-break/><text:span text:style-name="T2"> <text:s text:c="5"/></text:span><text:span text:style-name="T1">int</text:span><text:span text:style-name="T2"> coursesCount = 0;</text:span><text:line-break/><text:span text:style-name="T2"> <text:s text:c="5"/></text:span><text:span text:style-name="T3">//Variables needed to count how many students are in each class level</text:span><text:line-break/><text:span text:style-name="T2"> <text:s text:c="5"/></text:span><text:span text:style-name="T1">int</text:span><text:span text:style-name="T2"> freshman = 0;</text:span><text:line-break/><text:span text:style-name="T2"> <text:s text:c="5"/></text:span><text:span text:style-name="T1">int</text:span><text:span text:style-name="T2"> sophomore = 0;</text:span><text:line-break/><text:span text:style-name="T2"> <text:s text:c="5"/></text:span><text:span text:style-name="T1">int</text:span><text:span text:style-name="T2"> junior = 0;</text:span><text:line-break/><text:span text:style-name="T2"> <text:s text:c="5"/></text:span><text:span text:style-name="T1">int</text:span><text:span text:style-name="T2"> senior = 0;</text:span><text:line-break/><text:span text:style-name="T2"> <text:s text:c="5"/></text:span><text:span text:style-name="T3">//Blatant attempt to do the optional, extra credit, assignment, hoping that no other, new, course would be added</text:span><text:line-break/><text:span text:style-name="T2"> <text:s text:c="5"/></text:span><text:span text:style-name="T1">int</text:span><text:span text:style-name="T2"> CIT101 = 0;</text:span><text:line-break/><text:span text:style-name="T2"> <text:s text:c="5"/></text:span><text:span text:style-name="T1">int</text:span><text:span text:style-name="T2"> CIT101L = 0;</text:span><text:line-break/><text:span text:style-name="T2"> <text:s text:c="5"/></text:span><text:span text:style-name="T1">int</text:span><text:span text:style-name="T2"> COMP182 = 0;</text:span><text:line-break/><text:span text:style-name="T2"> <text:s text:c="5"/></text:span><text:span text:style-name="T1">int</text:span><text:span text:style-name="T2"> COMP182L = 0;</text:span><text:line-break/><text:span text:style-name="T2"> <text:s text:c="5"/></text:span><text:line-break/><text:span text:style-name="T2"> <text:s text:c="5"/></text:span><text:span text:style-name="T3">//This single line will make the program to not read the first line of the file.</text:span><text:line-break/><text:span text:style-name="T2"> <text:s text:c="5"/></text:span><text:span text:style-name="T3">//In other words the program will not count "ID, Name, Class Level, Course" as an unique student</text:span><text:line-break/><text:span text:style-name="T2"> <text:s text:c="5"/>String firstLine = br.readLine();</text:span><text:line-break/><text:span text:style-name="T2"> <text:s text:c="5"/></text:span><text:span text:style-name="T3">/*Everything is embedded in this one while loop, because we want to check the file only once. That way we could potentially save time</text:span><text:line-break/><text:span text:style-name="T3"> <text:s text:c="5"/>of the processor. Several loops could also possibly give redundant, repeating, results. Also because it looks so much better</text:span><text:line-break/><text:span text:style-name="T3"> <text:s text:c="5"/>when it's in just one loop*/</text:span><text:line-break/><text:span text:style-name="T2"> <text:s text:c="5"/></text:span><text:span text:style-name="T1">while</text:span><text:span text:style-name="T2"> ((line = br.readLine()) != </text:span><text:span text:style-name="T1">null</text:span><text:span text:style-name="T2">)</text:span><text:line-break/><text:span text:style-name="T2"> <text:s text:c="5"/>{</text:span><text:line-break/><text:span text:style-name="T2"> <text:s text:c="8"/></text:span><text:span text:style-name="T3">//This string is needed for to read from the file and check how many students, their class levels, and courses are in the file</text:span><text:line-break/><text:span text:style-name="T2"> <text:s text:c="8"/>String students[] = line.split(</text:span><text:span text:style-name="T4">","</text:span><text:span text:style-name="T2">);</text:span><text:line-break/><text:span text:style-name="T2"> <text:s text:c="8"/>String studentID = students[0];</text:span><text:line-break/><text:soft-page-break/><text:span text:style-name="T2"> <text:s text:c="5"/></text:span><text:line-break/><text:span text:style-name="T2"> <text:s text:c="8"/></text:span><text:span text:style-name="T3">/*We are disregarding any student in the file that does not have ID number, first name, last name, class level, and is not enrolled in a course,</text:span><text:line-break/><text:span text:style-name="T3"> <text:s text:c="8"/>so we will not print any student that does not meet these requirements*/</text:span><text:line-break/><text:span text:style-name="T2"> <text:s text:c="8"/></text:span><text:span text:style-name="T1">if</text:span><text:span text:style-name="T2"> (students.length == 5)</text:span><text:line-break/><text:span text:style-name="T2"> <text:s text:c="8"/>{</text:span><text:line-break/><text:span text:style-name="T2"> <text:s text:c="11"/></text:span><text:span text:style-name="T3">//Printing the entire file, to prove to the customer that the program did in fact read it</text:span><text:line-break/><text:span text:style-name="T2"> <text:s text:c="11"/>System.out.println(students[1] + </text:span><text:span text:style-name="T4">" "</text:span><text:span text:style-name="T2"> + students[2] + </text:span><text:span text:style-name="T4">", ID Number "</text:span><text:span text:style-name="T2"> + students[0] + </text:span><text:span text:style-name="T4">", is a "</text:span><text:span text:style-name="T2"> + students[3] + </text:span><text:span text:style-name="T4">" enrolled in "</text:span><text:span text:style-name="T2"> + students[4]);</text:span><text:line-break/><text:span text:style-name="T2"> <text:s text:c="8"/></text:span><text:line-break/><text:span text:style-name="T2"> <text:s text:c="11"/></text:span><text:span text:style-name="T3">//This if statement will only work for non-repeated ID numbers, effectively removing any redundant results</text:span><text:line-break/><text:span text:style-name="T2"> <text:s text:c="11"/></text:span><text:span text:style-name="T1">if</text:span><text:span text:style-name="T2">(!id.contains(studentID))</text:span><text:line-break/><text:span text:style-name="T2"> <text:s text:c="11"/>{</text:span><text:line-break/><text:span text:style-name="T2"> <text:s text:c="14"/>id.add(studentID);</text:span><text:line-break/><text:span text:style-name="T2"> <text:s text:c="14"/>studentCount++;</text:span><text:line-break/><text:span text:style-name="T2"> <text:s text:c="11"/></text:span><text:line-break/><text:span text:style-name="T2"> <text:s text:c="14"/></text:span><text:span text:style-name="T3">/*This if statement checks the student whose ID number was just checked above, and updates the counter for class levels.</text:span><text:line-break/><text:span text:style-name="T3"> <text:s text:c="14"/>This way we count all unique students, because we check only those with unique ID numbers. All the rest,</text:span><text:line-break/><text:span text:style-name="T3"> <text:s text:c="14"/>is discarted*/</text:span><text:line-break/><text:span text:style-name="T2"> <text:s text:c="14"/></text:span><text:span text:style-name="T1">if</text:span><text:span text:style-name="T2"> (students[3].equals (</text:span><text:span text:style-name="T4">"Freshman"</text:span><text:span text:style-name="T2">))</text:span><text:line-break/><text:span text:style-name="T2"> <text:s text:c="17"/>freshman++;</text:span><text:line-break/><text:span text:style-name="T2"> <text:s text:c="14"/></text:span><text:span text:style-name="T1">else</text:span><text:span text:style-name="T2"> </text:span><text:span text:style-name="T1">if</text:span><text:span text:style-name="T2"> (students[3].equals (</text:span><text:span text:style-name="T4">"Sophomore"</text:span><text:span text:style-name="T2">))</text:span><text:line-break/><text:span text:style-name="T2"> <text:s text:c="17"/>sophomore++;</text:span><text:line-break/><text:span text:style-name="T2"> <text:s text:c="14"/></text:span><text:span text:style-name="T1">else</text:span><text:span text:style-name="T2"> </text:span><text:span text:style-name="T1">if</text:span><text:span text:style-name="T2"> (students[3].equals (</text:span><text:span text:style-name="T4">"Junior"</text:span><text:span text:style-name="T2">))</text:span><text:line-break/><text:span text:style-name="T2"> <text:s text:c="17"/>junior++;</text:span><text:line-break/><text:span text:style-name="T2"> <text:s text:c="14"/></text:span><text:span text:style-name="T1">else</text:span><text:span text:style-name="T2"> </text:span><text:span text:style-name="T1">if</text:span><text:span text:style-name="T2"> (students[3].equals (</text:span><text:span text:style-name="T4">"Senior"</text:span><text:span text:style-name="T2">))</text:span><text:line-break/><text:span text:style-name="T2"> <text:s text:c="17"/>senior++;</text:span><text:line-break/><text:span text:style-name="T2"> <text:s text:c="11"/>}</text:span><text:line-break/><text:span text:style-name="T2"> <text:s text:c="8"/></text:span><text:line-break/><text:span text:style-name="T2"> <text:s text:c="11"/></text:span><text:span text:style-name="T3">//This string check courses in the file and gets the unique courses in order to count them and present them to the customer</text:span><text:line-break/><text:span text:style-name="T2"> <text:s text:c="11"/>String studentCourses = students[4];</text:span><text:line-break/><text:span text:style-name="T2"> <text:s text:c="11"/></text:span><text:span text:style-name="T1">if</text:span><text:span text:style-name="T2">(!courses.contains(studentCourses))</text:span><text:line-break/><text:span text:style-name="T2"> <text:s text:c="11"/>{</text:span><text:line-break/><text:span text:style-name="T2"> <text:s text:c="14"/>courses.add(studentCourses);</text:span><text:line-break/><text:span text:style-name="T2"> <text:s text:c="14"/>coursesCount++;</text:span><text:line-break/><text:span text:style-name="T2"> <text:s text:c="11"/>} <text:s text:c="2"/></text:span><text:line-break/><text:span text:style-name="T2"> <text:s text:c="11"/></text:span><text:line-break/><text:span text:style-name="T2"> <text:s text:c="11"/></text:span><text:span text:style-name="T3">/*Again, blatant attempt to do the optional, extra credit, assignment, hoping that no other, new, course would be added.</text:span><text:line-break/><text:span text:style-name="T3"> <text:s text:c="11"/>This if statement checks all students in the file that meet the requirement of lenght 5, and get the course they are</text:span><text:line-break/><text:span text:style-name="T3"> <text:s text:c="11"/>enrolled in. This way we get the number of students enrolled in each course... As long as no new course is added that is.</text:span><text:line-break/><text:soft-page-break/><text:span text:style-name="T3"> <text:s text:c="11"/>In that case we would have to go back to the code and manually add the new course*/</text:span><text:line-break/><text:span text:style-name="T2"> <text:s text:c="11"/></text:span><text:span text:style-name="T1">if</text:span><text:span text:style-name="T2"> (students[4].equals (</text:span><text:span text:style-name="T4">"CIT 101"</text:span><text:span text:style-name="T2">))</text:span><text:line-break/><text:span text:style-name="T2"> <text:s text:c="14"/>CIT101++;</text:span><text:line-break/><text:span text:style-name="T2"> <text:s text:c="11"/></text:span><text:span text:style-name="T1">else</text:span><text:span text:style-name="T2"> </text:span><text:span text:style-name="T1">if</text:span><text:span text:style-name="T2"> (students[4].equals (</text:span><text:span text:style-name="T4">"CIT 101 Lab"</text:span><text:span text:style-name="T2">))</text:span><text:line-break/><text:span text:style-name="T2"> <text:s text:c="14"/>CIT101L++;</text:span><text:line-break/><text:span text:style-name="T2"> <text:s text:c="11"/></text:span><text:span text:style-name="T1">else</text:span><text:span text:style-name="T2"> </text:span><text:span text:style-name="T1">if</text:span><text:span text:style-name="T2"> (students[4].equals (</text:span><text:span text:style-name="T4">"COMP 182"</text:span><text:span text:style-name="T2">))</text:span><text:line-break/><text:span text:style-name="T2"> <text:s text:c="14"/>COMP182++;</text:span><text:line-break/><text:span text:style-name="T2"> <text:s text:c="11"/></text:span><text:span text:style-name="T1">else</text:span><text:span text:style-name="T2"> </text:span><text:span text:style-name="T1">if</text:span><text:span text:style-name="T2"> (students[4].equals (</text:span><text:span text:style-name="T4">"COMP 182 Lab"</text:span><text:span text:style-name="T2">))</text:span><text:line-break/><text:span text:style-name="T2"> <text:s text:c="14"/>COMP182L++;</text:span><text:line-break/><text:span text:style-name="T2"> <text:s text:c="8"/>}</text:span><text:line-break/><text:span text:style-name="T2"> <text:s text:c="5"/>}</text:span><text:line-break/><text:span text:style-name="T2"> <text:s text:c="5"/></text:span><text:span text:style-name="T3">//The lines below will print the results we obtained from the lines above</text:span><text:line-break/><text:span text:style-name="T2"> <text:s text:c="5"/>System.out.println();</text:span><text:line-break/><text:span text:style-name="T2"> <text:s text:c="5"/>System.out.println(</text:span><text:span text:style-name="T4">"The file has been printed out. Proceeding with calculations..."</text:span><text:span text:style-name="T2">);</text:span><text:line-break/><text:span text:style-name="T2"> <text:s text:c="5"/>System.out.println();</text:span><text:line-break/><text:span text:style-name="T2"> <text:s text:c="5"/>System.out.print(</text:span><text:span text:style-name="T4">"There is "</text:span><text:span text:style-name="T2">);</text:span><text:line-break/><text:span text:style-name="T2"> <text:s text:c="5"/>System.out.print(studentCount);</text:span><text:line-break/><text:span text:style-name="T2"> <text:s text:c="5"/>System.out.print(</text:span><text:span text:style-name="T4">" unique students on the list."</text:span><text:span text:style-name="T2">);</text:span><text:line-break/><text:span text:style-name="T2"> <text:s text:c="5"/>System.out.println();</text:span><text:line-break/><text:span text:style-name="T2"> <text:s text:c="5"/>System.out.print(</text:span><text:span text:style-name="T4">"There is "</text:span><text:span text:style-name="T2"> + freshman + </text:span><text:span text:style-name="T4">" freshmen, "</text:span><text:span text:style-name="T2"> + sophomore + </text:span><text:span text:style-name="T4">" sophomores, "</text:span><text:span text:style-name="T2"> + junior + </text:span><text:span text:style-name="T4">" juniors, and "</text:span><text:span text:style-name="T2"> + senior + </text:span><text:span text:style-name="T4">" seniors on the list"</text:span><text:span text:style-name="T2">);</text:span><text:line-break/><text:span text:style-name="T2"> <text:s text:c="5"/>System.out.println();</text:span><text:line-break/><text:span text:style-name="T2"> <text:s text:c="5"/>System.out.print(</text:span><text:span text:style-name="T4">"There is "</text:span><text:span text:style-name="T2">);</text:span><text:line-break/><text:span text:style-name="T2"> <text:s text:c="5"/>System.out.print(coursesCount);</text:span><text:line-break/><text:span text:style-name="T2"> <text:s text:c="5"/>System.out.print(</text:span><text:span text:style-name="T4">" unique courses on the list, and their names are: "</text:span><text:span text:style-name="T2"> + courses);</text:span><text:line-break/><text:span text:style-name="T2"> <text:s text:c="5"/>System.out.println();</text:span><text:line-break/><text:span text:style-name="T2"> <text:s text:c="5"/>System.out.print(</text:span><text:span text:style-name="T4">"There is "</text:span><text:span text:style-name="T2"> + CIT101 + </text:span><text:span text:style-name="T4">" students interested in CIT 101, "</text:span><text:span text:style-name="T2"> + CIT101L + </text:span><text:span text:style-name="T4">" students interested in CIT 101 Lab, "</text:span><text:span text:style-name="T2"> + COMP182 + </text:span><text:span text:style-name="T4">" students interested in Comp 182, and "</text:span><text:span text:style-name="T2"> + COMP182L + </text:span><text:span text:style-name="T4">" students interested in Comp 182 Lab on the list"</text:span><text:span text:style-name="T2">);</text:span><text:line-break/><text:span text:style-name="T2"> <text:s text:c="2"/>}</text:span><text:line-break/><text:span text:style-name="T2"> <text:s text:c="2"/></text:span><text:span text:style-name="T3">//Please excuse any grammar errors</text:span><text:line-break/><text:span text:style-name="T2"> <text:s text:c="2"/></text:span><text:span text:style-name="T3">//Designed and made for Comp 182©</text:span><text:line-break/><text:span text:style-name="T2">}</text:span></text:p>
      <text:p text:style-name="P2"><text:span text:style-name="T2">Results:</text:span></text:p>
      <text:p text:style-name="P1"><text:span text:style-name="T2">43 A4 pages of data like this + the end results:</text:span></text:p>
      <text:p text:style-name="P1"><text:span text:style-name="T2"/></text:p>
      <text:p text:style-name="P1"><text:span text:style-name="T2">...</text:span></text:p>
      <text:p text:style-name="Standard"><text:span text:style-name="T2">Paul Mcdonald, ID Number 2687, is a Freshman enrolled in CIT 101</text:span><text:line-break/><text:span text:style-name="T2">Richard Kim, ID Number 2688, is a Sophomore enrolled in CIT 101 Lab</text:span><text:line-break/><text:span text:style-name="T2">Angela Gibson, ID Number 2689, is a Senior enrolled in COMP 182 Lab</text:span><text:line-break/><text:span text:style-name="T2">Brandon Bailey, ID Number 2690, is a Junior enrolled in CIT 101</text:span><text:line-break/><text:span text:style-name="T2">Helen Armstrong, ID Number 2691, is a Sophomore enrolled in CIT 101 Lab</text:span><text:line-break/><text:span text:style-name="T2">Mary Burton, ID Number 2692, is a Senior enrolled in COMP 182</text:span><text:line-break/><text:span text:style-name="T2">Ruby Shaw, ID Number 2693, is a Junior enrolled in COMP 182 Lab</text:span><text:line-break/><text:span text:style-name="T2">Robin Russell, ID Number 2694, is a Junior enrolled in CIT 101</text:span><text:line-break/><text:span text:style-name="T2">Kelly Peters, ID Number 2695, is a Senior enrolled in CIT 101 Lab</text:span><text:line-break/><text:span text:style-name="T2">Sarah Carr, ID Number 2696, is a Freshman enrolled in COMP 182</text:span><text:line-break/><text:span text:style-name="T2">Jeffrey George, ID Number 2697, is a Sophomore enrolled in COMP 182 Lab</text:span><text:line-break/><text:span text:style-name="T2">Rachel Hunt, ID Number 2698, is a Senior enrolled in CIT 101</text:span><text:line-break/><text:line-break/><text:span text:style-name="T2">The file has been printed out. Proceeding with calculations...</text:span><text:line-break/><text:line-break/><text:span text:style-name="T2">There is 2698 unique students on the list.</text:span><text:line-break/><text:span text:style-name="T2">There is 300 freshmen, 599 sophomores, 899 juniors, and 900 seniors on the list</text:span><text:line-break/><text:span text:style-name="T2">There is 4 unique courses on the list, and their names are: [COMP 182, CIT 101 Lab, COMP 182 Lab, CIT 101]</text:span><text:line-break/><text:span text:style-name="T2">There is 1004 students interested in CIT 101, 1003 students interested in CIT 101 Lab, 987 students interested in Comp 182, and 1005 students interested in Comp 182 Lab on the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SD16" svg:font-family="CSD16" style:font-family-generic="roman" style:font-pitch="variable"/>
    <style:font-face style:name="Liberation Serif" svg:font-family="'Liberation Serif'" style:font-family-generic="roman" style:font-pitch="variable"/>
    <style:font-face style:name="Monospaced.plain" svg:font-family="Monospaced.plai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20:53:23.625767738</meta:creation-date>
    <dc:date>2016-09-08T20:58:01.499162256</dc:date>
    <meta:editing-duration>PT4M38S</meta:editing-duration>
    <meta:editing-cycles>1</meta:editing-cycles>
    <meta:document-statistic meta:table-count="0" meta:image-count="0" meta:object-count="0" meta:page-count="4" meta:paragraph-count="5" meta:word-count="987" meta:character-count="7045" meta:non-whitespace-character-count="5101"/>
    <meta:generator>LibreOffice/5.1.3.2$Linux_X86_64 LibreOffice_project/10$Build-2</meta:generator>
  </office:meta>
</office:document-meta>
</file>